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9344" officeooo:paragraph-rsid="00199344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bold" officeooo:rsid="00199344" officeooo:paragraph-rsid="00199344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bold" officeooo:rsid="001b4bfb" officeooo:paragraph-rsid="001b4bfb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99344" officeooo:paragraph-rsid="00199344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b4bfb" officeooo:paragraph-rsid="001b4bfb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b5a66" officeooo:paragraph-rsid="001b5a66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b5a66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b5a66" officeooo:paragraph-rsid="001b5a6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b5a66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 of 1812 pgs. 209-213</text:p>
      <text:p text:style-name="P1"/>
      <text:list xml:id="list5443226610552986844" text:style-name="L1">
        <text:list-item>
          <text:p text:style-name="P2">Battles with the Tribes</text:p>
          <text:list>
            <text:list-item>
              <text:p text:style-name="P4">Americans invaded Canada through Detroit in 1812 but had to surrender</text:p>
            </text:list-item>
            <text:list-item>
              <text:p text:style-name="P4">Chicago fell to an Indian attack</text:p>
            </text:list-item>
            <text:list-item>
              <text:p text:style-name="P4">American ships did well over British ships at first, but it equaled out later</text:p>
            </text:list-item>
            <text:list-item>
              <text:p text:style-name="P4">Americans took control of Lake Ontario, then Lake Erie</text:p>
            </text:list-item>
            <text:list-item>
              <text:p text:style-name="P4">When the Americans invaded Detroit again, they made it to Canada and won a battle</text:p>
            </text:list-item>
            <text:list-item>
              <text:p text:style-name="P4">Andrew Jackson owned the Creek indians in 1814</text:p>
            </text:list-item>
          </text:list>
        </text:list-item>
        <text:list-item>
          <text:p text:style-name="P2">Battles with the British</text:p>
          <text:list>
            <text:list-item>
              <text:p text:style-name="P4">England prepared to invade the US in 1814</text:p>
            </text:list-item>
            <text:list-item>
              <text:p text:style-name="P4">The British burned down the White House</text:p>
            </text:list-item>
            <text:list-item>
              <text:p text:style-name="P4">Fort McHenry was attacked in September 1814, which is when the national anthem was written</text:p>
            </text:list-item>
            <text:list-item>
              <text:p text:style-name="P4">The northern border of the US was secured by the US in 1814 at the Battle of Plattsburgh in New York</text:p>
            </text:list-item>
            <text:list-item>
              <text:p text:style-name="P4">At the Battle of New Orleans, Andrew Jackson kicked butt</text:p>
              <text:list>
                <text:list-item>
                  <text:p text:style-name="P4">Repulsed a huge British force</text:p>
                </text:list-item>
                <text:list-item>
                  <text:p text:style-name="P4">The British lost 1300 between deaths and prisoners</text:p>
                </text:list-item>
                <text:list-item>
                  <text:p text:style-name="P4">Jackson lost 8 and had 13 injured</text:p>
                </text:list-item>
                <text:list-item>
                  <text:p text:style-name="P4">It turned out England had signed a treaty several weeks <text:span text:style-name="T1">before</text:span> the Battle of New Orleans</text:p>
                </text:list-item>
              </text:list>
            </text:list-item>
          </text:list>
        </text:list-item>
        <text:list-item>
          <text:p text:style-name="P2">The Revolt of New England</text:p>
          <text:list>
            <text:list-item>
              <text:p text:style-name="P4">For the most part, the US did horribly in the War of 1812</text:p>
            </text:list-item>
            <text:list-item>
              <text:p text:style-name="P4">New England opposed the war so strongly that some Federalists began celebrating British victories</text:p>
            </text:list-item>
            <text:list-item>
              <text:p text:style-name="P5">In the winter of 1814-1815, the New England Federalists started talking about sucession from the nation</text:p>
            </text:list-item>
            <text:list-item>
              <text:p text:style-name="P5">They met in Hartford</text:p>
              <text:list>
                <text:list-item>
                  <text:p text:style-name="P5">Those who wanted to secede were outnumbered by more moderate majority</text:p>
                </text:list-item>
                <text:list-item>
                  <text:p text:style-name="P5">They were proposing 7 amendments</text:p>
                </text:list-item>
                <text:list-item>
                  <text:p text:style-name="P5">Shortly after the convention, however, news arrived in New England of the ownage at New Orleans</text:p>
                </text:list-item>
                <text:list-item>
                  <text:p text:style-name="P5">In the euphoria of the apparent triumph, the Hartford Convention seemed useless</text:p>
                </text:list-item>
                <text:list-item>
                  <text:p text:style-name="P5">The failure of the secession effort was the death knell for the Federalist Party</text:p>
                </text:list-item>
              </text:list>
            </text:list-item>
          </text:list>
        </text:list-item>
        <text:list-item>
          <text:p text:style-name="P3">The Peace Settlement</text:p>
          <text:list>
            <text:list-item>
              <text:p text:style-name="P6">Peace talks began between Britain and the US before the war even began</text:p>
            </text:list-item>
            <text:list-item>
              <text:p text:style-name="P6">After Napoleon's defeat, the British had no reason to interfere with American commerce</text:p>
              <text:list>
                <text:list-item>
                  <text:p text:style-name="P6">Because of this, America stopped demanding British renunciation of impressment</text:p>
                </text:list-item>
                <text:list-item>
                  <text:p text:style-name="P6">They also stopped trying to get Britain to cede Canada</text:p>
                </text:list-item>
                <text:list-item>
                  <text:p text:style-name="P6">The British ceded small amounts of land to the US to get the treaty done with </text:p>
                </text:list-item>
              </text:list>
            </text:list-item>
            <text:list-item>
              <text:p text:style-name="P6">The Treaty of Ghent was born</text:p>
            </text:list-item>
            <text:list-item>
              <text:p text:style-name="P7"><text:span text:style-name="T3">The Rush-Bagot Agreement made it so that no one would bear arms on the Great </text:span><text:soft-page-break/><text:span text:style-name="T3">Lakes</text:span></text:p>
            </text:list-item>
            <text:list-item>
              <text:p text:style-name="P8"><text:span text:style-name="T2">The Canadian-American boundary eventually became the longest “unguarded frontier” in the world</text:span></text:p>
            </text:list-item>
            <text:list-item>
              <text:p text:style-name="P8"><text:span text:style-name="T2">The Indians got even more screwed by the wa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0:08:37.440145313</meta:creation-date>
    <dc:date>2014-12-01T20:40:42.433583683</dc:date>
    <meta:editing-duration>PT16M53S</meta:editing-duration>
    <meta:editing-cycles>3</meta:editing-cycles>
    <meta:generator>LibreOffice/4.3.4.1$Linux_X86_64 LibreOffice_project/430m0$Build-1</meta:generator>
    <meta:document-statistic meta:table-count="0" meta:image-count="0" meta:object-count="0" meta:page-count="2" meta:paragraph-count="38" meta:word-count="428" meta:character-count="2284" meta:non-whitespace-character-count="1930"/>
  </office:meta>
</office:document-meta>
</file>